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6pt" style:font-size-asian="16pt" style:font-size-complex="16pt"/>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ikkoraportti 2</text:p>
      <text:p text:style-name="P1"/>
      <text:p text:style-name="P2">Mitä olen tehnyt tällä viikolla:</text:p>
      <text:p text:style-name="P3">Javadocit kaikkiin luokkiin, metodeihin ja parametreihin.</text:p>
      <text:p text:style-name="P3">Testiluokat Solmuille, Puille ja merkeille.</text:p>
      <text:p text:style-name="P3">Debuggausta jotta tiedoston lukeminen ja puun rakentaminen sujuisi ongelmitta.</text:p>
      <text:p text:style-name="P3">Debuggausta jotta kompressoitu tiedosto luotaisiin.</text:p>
      <text:p text:style-name="P3">LuoLuettavaTiedosto metodi luotu luomaan taas luettavissa olevan tiedoston kompressoidusta.</text:p>
      <text:p text:style-name="P3">BitsToInt metodin siirto Tiedostonkasittelija luokkaan ja parametrin muutto int arrayksi.</text:p>
      <text:p text:style-name="P3">LuoKompTiedoston muokkaamista sen jälkeen kun tajusin että DataOutputStreamin write metodi kirjoittaa pakosti kokonaisia tavuja. Buffer arrayn luonti joka ottaa merkkejen uusia bittejä setistä vastaan kunnes on täynnä, ja silloin appendaa vasta Streamiin. Bufferi voi siis sisältää osia useammastakin merkin bitti sarjasta.</text:p>
      <text:p text:style-name="P3">LuoLuettavaTiedosto siirretty omaan luokkaansa Tulkki siisteyden vuoksi ja pitämään Tiedostonkasittelija erillään puunkasittelijasta. Tapaa jolla dekompressoidaan vaihdettu käyttämään puuta merkkilistan sijaan.</text:p>
      <text:p text:style-name="P3">Pitkä yritys yrittää laskea jokaisen bitin arvoa moduloa käyttäen, mutta näemmä toBinaryString metodi on jo valmiina tehtynä joka ajaa saman asian paljon helpommin jos sitä saa käyttää.</text:p>
      <text:p text:style-name="P3">SAIN TOIMIMAAN KUMPAANKIN SUUNTAAN! WOOHOO :D</text:p>
      <text:p text:style-name="P3">Rivinvaihtojen saanti mukaan vaati hieman hienosäätöä.</text:p>
      <text:p text:style-name="P3">Original: 92bytes<text:tab/>Compressed: 42bytes <text:s/></text:p>
      <text:p text:style-name="P3">42/92 * 100 = Compression to 45.6%</text:p>
      <text:p text:style-name="P2"/>
      <text:p text:style-name="P2">Mitä olen oppinut:</text:p>
      <text:p text:style-name="P3">JavaDocejen ja JUnit testejen teko oli himan ruosteessa, niiden kertaamista.</text:p>
      <text:p text:style-name="P3">FileInputStreamin käyttö oli uutta.</text:p>
      <text:p text:style-name="P3">Tiedostosta ei voi näemmä lukea tietoa bittiä kerrallaan, eikä kirjoittaminenkaan onnistu bitti kerralaan. Kummatkin tekevät elämästäni huomattavasti hankalampaa.</text:p>
      <text:p text:style-name="P3"/>
      <text:p text:style-name="P2"/>
      <text:p text:style-name="P2"/>
      <text:p text:style-name="P2"/>
      <text:p text:style-name="P2"/>
      <text:p text:style-name="P2"/>
      <text:p text:style-name="P2"/>
      <text:p text:style-name="P2"/>
      <text:p text:style-name="P2"/>
      <text:p text:style-name="P2"/>
      <text:p text:style-name="P2"><text:soft-page-break/>Mikä on tuottanut vaikeuksia:</text:p>
      <text:p text:style-name="P3">Bittejä ei voi lukea eikä kirjoittaa yksitellen. Eli jokainen integer minkä kirjoitan DataOutputStreamiin vie pakosti 8 bittiä? Loput ovat vain nollia? Minun pitää ruveta kai paloittelemaan sisään kirjoitusta ja lukemista. -Selvitetty</text:p>
      <text:p text:style-name="P3">Millä tavalla bittejä luetaan? Oikealta vasemmalle vai vasemmalta oikealle? Ja entä tavuja?</text:p>
      <text:p text:style-name="P3">Saako Integer.toBinaryString metodia käyttää, vai pitääkö minun tehdä se itse käyttäen moduloa ja ehkä jotain bittisiirtoja?</text:p>
      <text:p text:style-name="P3">Ei vieläkään harmainta aavistusta kuinka voisin liittää kompressoituun tiedostoon puun jolla sen voisi saada takaisin luettavaan muotoon toisella istunno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3-31T23:37:40.16</meta:creation-date>
    <dc:date>2015-04-01T06:55:48.02</dc:date>
    <dc:creator>Jesse Väisänen</dc:creator>
    <meta:editing-duration>PT3H51M27S</meta:editing-duration>
    <meta:editing-cycles>4</meta:editing-cycles>
    <meta:generator>OpenOffice/4.0.0$Win32 OpenOffice.org_project/400m3$Build-9702</meta:generator>
    <meta:document-statistic meta:table-count="0" meta:image-count="0" meta:object-count="0" meta:page-count="2" meta:paragraph-count="24" meta:word-count="278" meta:character-count="2273"/>
  </office:meta>
</office:document-meta>
</file>